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table:number-columns-repeated="1021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20:01:12.694087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2-08T20:02:07.511865441</dc:date>
    <meta:editing-cycles>54</meta:editing-cycles>
    <meta:editing-duration>PT3H57M21S</meta:editing-duration>
    <meta:document-statistic meta:table-count="1" meta:cell-count="25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